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2.0256in"/>
    </style:style>
    <style:style style:name="co8" style:family="table-column">
      <style:table-column-properties fo:break-before="auto" style:column-width="2.0583in"/>
    </style:style>
    <style:style style:name="co9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nserimento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https://www.checkyourmath.com/convert/time/seconds_minutes.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table:style-name="ce1" office:value-type="string" calcext:value-type="string">
            <text:p>embedding_A_in_B</text:p>
          </table:table-cell>
          <table:table-cell table:style-name="ce1" office:value-type="string" calcext:value-type="string">
            <text:p>embedding_B_in_A</text:p>
          </table:table-cell>
          <table:table-cell table:style-name="ce1" office:value-type="string" calcext:value-type="string">
            <text:p>referencing_A_in_B</text:p>
          </table:table-cell>
          <table:table-cell table:style-name="ce1" office:value-type="string" calcext:value-type="string">
            <text:p>referencing_B_in_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ExpA = 5, expB = 6</text:p>
          </table:table-cell>
          <table:table-cell/>
          <table:table-cell office:value-type="string" calcext:value-type="string">
            <text:p>1m11,597s</text:p>
          </table:table-cell>
          <table:table-cell office:value-type="string" calcext:value-type="string">
            <text:p>0m26,351s</text:p>
          </table:table-cell>
          <table:table-cell office:value-type="string" calcext:value-type="string">
            <text:p>1m0,367s</text:p>
          </table:table-cell>
          <table:table-cell office:value-type="string" calcext:value-type="string">
            <text:p>0m10,203s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ExpA = 4, expB = 5</text:p>
          </table:table-cell>
          <table:table-cell/>
          <table:table-cell office:value-type="string" calcext:value-type="string">
            <text:p>0m6,694s</text:p>
          </table:table-cell>
          <table:table-cell office:value-type="string" calcext:value-type="string">
            <text:p>0m2,714s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0m0,436s</text:p>
          </table:table-cell>
          <table:table-cell office:value-type="string" calcext:value-type="string">
            <text:p>0m4,384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0m4,211s</text:p>
          </table:table-cell>
          <table:table-cell office:value-type="string" calcext:value-type="string">
            <text:p>0m0,555s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pA = 3, expB = 4</text:p>
          </table:table-cell>
          <table:table-cell/>
          <table:table-cell office:value-type="string" calcext:value-type="string">
            <text:p>0m6,393s</text:p>
          </table:table-cell>
          <table:table-cell office:value-type="string" calcext:value-type="string">
            <text:p><text:s/>0m2,640s</text:p>
          </table:table-cell>
          <table:table-cell office:value-type="string" calcext:value-type="string">
            <text:p><text:s/>0m4,401s</text:p>
          </table:table-cell>
          <table:table-cell office:value-type="string" calcext:value-type="string">
            <text:p><text:s/>0m0,514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0m0,456s</text:p>
          </table:table-cell>
          <table:table-cell office:value-type="string" calcext:value-type="string">
            <text:p>0m4,100s</text:p>
          </table:table-cell>
          <table:table-cell table:number-columns-repeated="6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9"/>
          <table:table-cell table:style-name="ce3" table:formula="of:=100000 * 109.45" office:value-type="float" office:value="10945000" calcext:value-type="float">
            <text:p>1.09E+07</text:p>
          </table:table-cell>
          <table:table-cell/>
          <table:table-cell table:style-name="ce3" office:value-type="float" office:value="10000" calcext:value-type="float">
            <text:p>1.00E+04</text:p>
          </table:table-cell>
        </table:table-row>
        <table:table-row table:style-name="ro2">
          <table:table-cell office:value-type="string" calcext:value-type="string">
            <text:p>couchDB</text:p>
          </table:table-cell>
          <table:table-cell/>
          <table:table-cell table:style-name="ce1" office:value-type="string" calcext:value-type="string">
            <text:p>embedding_A_in_B</text:p>
          </table:table-cell>
          <table:table-cell table:style-name="ce1" office:value-type="string" calcext:value-type="string">
            <text:p>embedding_B_in_A</text:p>
          </table:table-cell>
          <table:table-cell table:style-name="ce1" office:value-type="string" calcext:value-type="string">
            <text:p>referencing_A_in_B</text:p>
          </table:table-cell>
          <table:table-cell table:style-name="ce1" office:value-type="string" calcext:value-type="string">
            <text:p>referencing_B_in_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09.45it/s</text:p>
          </table:table-cell>
          <table:table-cell office:value-type="string" calcext:value-type="string">
            <text:p>106.65it/s</text:p>
          </table:table-cell>
          <table:table-cell office:value-type="string" calcext:value-type="string">
            <text:p>a: 1m23,397s, 120.35it/s</text:p>
          </table:table-cell>
          <table:table-cell office:value-type="string" calcext:value-type="string">
            <text:p>b: 14m36,632s, 114.11it/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117.07it/s</text:p>
          </table:table-cell>
          <table:table-cell office:value-type="string" calcext:value-type="string">
            <text:p>119.52it/s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pA = 4, expB = 5</text:p>
          </table:table-cell>
          <table:table-cell/>
          <table:table-cell office:value-type="string" calcext:value-type="string">
            <text:p>15m13,958s</text:p>
          </table:table-cell>
          <table:table-cell office:value-type="string" calcext:value-type="string">
            <text:p>1m34,094s</text:p>
          </table:table-cell>
          <table:table-cell office:value-type="string" calcext:value-type="string">
            <text:p><text:s/>14m14,541s</text:p>
          </table:table-cell>
          <table:table-cell office:value-type="string" calcext:value-type="string">
            <text:p>1m24,002s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ExpA = 5, expB = 6</text:p>
          </table:table-cell>
          <table:table-cell/>
          <table:table-cell office:value-type="string" calcext:value-type="string">
            <text:p>152m 27,776s</text:p>
          </table:table-cell>
          <table:table-cell office:value-type="string" calcext:value-type="string">
            <text:p>15m6,274s</text:p>
          </table:table-cell>
          <table:table-cell office:value-type="string" calcext:value-type="string">
            <text:p>1,437m4,982s</text:p>
          </table:table-cell>
          <table:table-cell office:value-type="string" calcext:value-type="string">
            <text:p>160m0,026s</text:p>
          </table:table-cell>
          <table:table-cell table:number-columns-repeated="6"/>
        </table:table-row>
      </table:table>
      <table:table table:name="secondi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table:style-name="ce1" office:value-type="string" calcext:value-type="string">
            <text:p>embedding_A_in_B</text:p>
          </table:table-cell>
          <table:table-cell table:style-name="ce1" office:value-type="string" calcext:value-type="string">
            <text:p>embedding_B_in_A</text:p>
          </table:table-cell>
          <table:table-cell table:style-name="ce1" office:value-type="string" calcext:value-type="string">
            <text:p>referencing_A_in_B</text:p>
          </table:table-cell>
          <table:table-cell table:style-name="ce1" office:value-type="string" calcext:value-type="string">
            <text:p>referencing_B_in_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A = 5, expB = 6</text:p>
          </table:table-cell>
          <table:table-cell/>
          <table:table-cell office:value-type="float" office:value="71.597" calcext:value-type="float">
            <text:p>71.597</text:p>
          </table:table-cell>
          <table:table-cell office:value-type="float" office:value="26.351" calcext:value-type="float">
            <text:p>26.351</text:p>
          </table:table-cell>
          <table:table-cell office:value-type="float" office:value="60.367" calcext:value-type="float">
            <text:p>60.367</text:p>
          </table:table-cell>
          <table:table-cell office:value-type="float" office:value="10.203" calcext:value-type="float">
            <text:p>10.203</text:p>
          </table:table-cell>
          <table:table-cell table:number-columns-repeated="3"/>
          <table:table-cell office:value-type="string" calcext:value-type="string">
            <text:p>second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xpA = 4, expB = 5</text:p>
          </table:table-cell>
          <table:table-cell/>
          <table:table-cell office:value-type="float" office:value="6.694" calcext:value-type="float">
            <text:p>6.694</text:p>
          </table:table-cell>
          <table:table-cell office:value-type="float" office:value="2.714" calcext:value-type="float">
            <text:p>2.714</text:p>
          </table:table-cell>
          <table:table-cell office:value-type="float" office:value="4.467" calcext:value-type="float">
            <text:p>4.467</text:p>
          </table:table-cell>
          <table:table-cell office:value-type="float" office:value="4.939" calcext:value-type="float">
            <text:p>4.93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xpA = 3, expB = 4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0.336" calcext:value-type="float">
            <text:p>0.336</text:p>
          </table:table-cell>
          <table:table-cell office:value-type="float" office:value="0.571" calcext:value-type="float">
            <text:p>0.571</text:p>
          </table:table-cell>
          <table:table-cell office:value-type="float" office:value="0.519" calcext:value-type="float">
            <text:p>0.519</text:p>
          </table:table-cell>
          <table:table-cell table:number-columns-repeated="4"/>
        </table:table-row>
        <table:table-row table:style-name="ro1" table:number-rows-repeated="10">
          <table:table-cell table:number-columns-repeated="10"/>
        </table:table-row>
        <table:table-row table:style-name="ro2">
          <table:table-cell office:value-type="string" calcext:value-type="string">
            <text:p>couchDB</text:p>
          </table:table-cell>
          <table:table-cell/>
          <table:table-cell table:style-name="ce1" office:value-type="string" calcext:value-type="string">
            <text:p>embedding_A_in_B</text:p>
          </table:table-cell>
          <table:table-cell table:style-name="ce1" office:value-type="string" calcext:value-type="string">
            <text:p>embedding_B_in_A</text:p>
          </table:table-cell>
          <table:table-cell table:style-name="ce1" office:value-type="string" calcext:value-type="string">
            <text:p>referencing_A_in_B</text:p>
          </table:table-cell>
          <table:table-cell table:style-name="ce1" office:value-type="string" calcext:value-type="string">
            <text:p>referencing_B_in_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,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A = 3, expB = 4</text:p>
          </table:table-cell>
          <table:table-cell/>
          <table:table-cell office:value-type="float" office:value="93.3308" calcext:value-type="float">
            <text:p>93.3308</text:p>
          </table:table-cell>
          <table:table-cell office:value-type="float" office:value="10.3362126350403" calcext:value-type="float">
            <text:p>10.3362126350403</text:p>
          </table:table-cell>
          <table:table-cell office:value-type="float" office:value="93.5744" calcext:value-type="float">
            <text:p>93.5744</text:p>
          </table:table-cell>
          <table:table-cell office:value-type="float" office:value="103.4957" calcext:value-type="float">
            <text:p>103.4957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ExpA = 4, expB = 5</text:p>
          </table:table-cell>
          <table:table-cell/>
          <table:table-cell office:value-type="float" office:value="876.534" calcext:value-type="float">
            <text:p>876.534</text:p>
          </table:table-cell>
          <table:table-cell office:value-type="float" office:value="106.392" calcext:value-type="float">
            <text:p>106.392</text:p>
          </table:table-cell>
          <table:table-cell office:value-type="float" office:value="974.951" calcext:value-type="float">
            <text:p>974.951</text:p>
          </table:table-cell>
          <table:table-cell office:value-type="float" office:value="984.692" calcext:value-type="float">
            <text:p>984.692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3" office:value-type="float" office:value="100000" calcext:value-type="float">
            <text:p>1.00E+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A = 5, expB = 6</text:p>
          </table:table-cell>
          <table:table-cell/>
          <table:table-cell office:value-type="float" office:value="9136.6656" calcext:value-type="float">
            <text:p>9136.6656</text:p>
          </table:table-cell>
          <table:table-cell office:value-type="float" office:value="937.644" calcext:value-type="float">
            <text:p>937.644</text:p>
          </table:table-cell>
          <table:table-cell office:value-type="float" office:value="9372.8079" calcext:value-type="float">
            <text:p>9372.8079</text:p>
          </table:table-cell>
          <table:table-cell office:value-type="float" office:value="9600.1539" calcext:value-type="float">
            <text:p>9600.1539</text:p>
          </table:table-cell>
          <table:table-cell table:number-columns-repeated="3"/>
          <table:table-cell table:style-name="ce3" office:value-type="float" office:value="10000" calcext:value-type="float">
            <text:p>1.00E+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time-style style:name="N144">
      <number:hours/>
      <number:text>:</number:text>
      <number:minutes number:style="long"/>
      <number:text> </number:text>
      <number:am-pm/>
    </number:tim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30">
      <number:month number:textual="true"/>
      <number:text>-</number:text>
      <number:year/>
    </number:date-style>
    <number:time-style style:name="N129">
      <number:minutes number:style="long"/>
      <number:text>:</number:text>
      <number:seconds number:style="long" number:decimal-places="1"/>
    </number:time-style>
    <number:date-style style:name="N128">
      <number:day/>
      <number:text>-</number:text>
      <number:month number:textual="true"/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26">
      <number:minutes number:style="long"/>
      <number:text>:</number:text>
      <number:seconds number:style="long"/>
    </number:time-style>
    <number:date-style style:name="N125">
      <number:day/>
      <number:text>-</number:text>
      <number:month number:textual="true"/>
      <number:text>-</number:text>
      <number:year/>
    </number:date-style>
    <number:date-style style:name="N124">
      <number:month/>
      <number:text>/</number:text>
      <number:day/>
      <number:text>/</number:text>
      <number:year number:style="long"/>
    </number:dat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1">
      <number:hours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8:47:29.728556440</meta:creation-date>
    <dc:date>2022-08-23T22:08:27.621038939</dc:date>
    <meta:editing-duration>PT2H1M8S</meta:editing-duration>
    <meta:editing-cycles>15</meta:editing-cycles>
    <meta:generator>LibreOffice/7.3.5.2$Linux_X86_64 LibreOffice_project/30$Build-2</meta:generator>
    <meta:document-statistic meta:table-count="2" meta:cell-count="93" meta:object-count="0"/>
  </office:meta>
</office:document-meta>
</file>